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fika na baner: <text:a xlink:type="simple" xlink:href="https://ibb.co/iJcqwS" text:style-name="Internet_20_link" text:visited-style-name="Visited_20_Internet_20_Link"><text:span text:style-name="T1">https://ibb.co/iJcqwS</text:span></text:a></text:p>
      <text:p text:style-name="P1"/>
      <text:p text:style-name="P1">Wchodzimy na Derpiboor z różnych powodów, ale każdy na pewno w tym jednym - żeby pooglądać ulubione rysunki i wyobrażenia artystów z całego świata. Wydawać by się mogło, że bardzo dobrego art’a można znaleźć bez większych problemów. Dla jednego pojęcie świetne, może mieć znaczenie zgoła inne i dzisiaj porozmawiamy sobie o manifestacji sztuki fandomowej. </text:p>
      <text:p text:style-name="P1"/>
      <text:p text:style-name="P1">Chciałbym na wstępie ostrzec, że prezentowana krytyka i uczucia z mojej strony nie pochodzą znikąd, a jest wynikiem chodzenia przez ponad dekadę na zajęcia poświęcone rysunkowi i malarstwu, oraz obserwacji dzieł nie tylko tych kucykowych, ale też i takich, które w półświatku artystycznym uchodzą się za “arcydzieła“.</text:p>
      <text:p text:style-name="P1"/>
      <text:p text:style-name="P1">Przejdźmy najpierw do obecnej sytuacji. Jeśli ktokolwiek z was wchodzi codziennie na Equestria Daily to z całą pewnością wie, że wieczorami naszego polskiego czasu jest wstawiany post o tytule “Drawfriend Stuff”. Osobiście przeglądam go każdego dnia, bo niejeden raz jestem ciekaw prac, które fani naszej ulubionej bajki wykonują. W gronie tak wielu różnych, ale o podobnej tematyce rysunków da się dostrzec coś czego wielu z nas pewnie nie zwróci uwagi za pierwszym razem. Blisko 90% prac jest wyłącznie dobrych, zaś 50% z tych 90% ma szansę być świetnymi. Skąd taki wniosek? </text:p>
      <text:p text:style-name="P1"/>
      <text:p text:style-name="P1">Patrząc na rysunek wielu kieruje się swoimi upodobaniami, tzn. patrzy czy na płótnie nia ma ulubionej postaci, ulubionych kolorów, ulubionych sytuacji. I to zwykłemu Kowalskiemu wystarcza, nie oszukujmy się. Co jednak w moim osobistym odczuciu oznacza, że praca jest dobra? Stawiam takie zdanie wtedy gdy na ilustracji jest wyłącznie sam kucyk, cały czas będąc przy sztuce fandomu. I nie jest ważne jak bardzo dobre cieniowanie, i szczegóły zostały zaprezentowane na postaci. Ja widzę wtedy, że praca nie posiada wiele i nie przyciąga uwagi. Co jednak z mimiką, szczegółami np. ubioru? Te wzbogacają postać jednak praca dostaje szansę na bycie świetną. Co ja w takich przypadkach widzę? Stracony potencjał. Nie wiem gdzie taka postać występuje, w jakim otoczeniu, można też zadać pytanie dlaczego się tam znalazła. Dla mnie jest ona w pustce, a niektórzy artyści powiedzieliby, że rysunek nie jest dokończony. Spójrzmy na pracę jednego z artystów naszego fandomu - Rodrigues404, który jest w naszym środowisku bardzo znany, gdyż wykonuje animowane prace graficzne. Wpierw obejrzymy dwie prace jego autorstwa:</text:p>
      <text:p text:style-name="P1"/>
      <text:p text:style-name="P1">(Rys. 1) <text:a xlink:type="simple" xlink:href="https://rodrigues404.deviantart.com/art/Lancer-702766527" text:style-name="Internet_20_link" text:visited-style-name="Visited_20_Internet_20_Link"><text:span text:style-name="T1">https://rodrigues404.deviantart.com/art/Lancer-702766527</text:span></text:a></text:p>
      <text:p text:style-name="P1"/>
      <text:p text:style-name="P1">(Rys. 2) <text:a xlink:type="simple" xlink:href="https://rodrigues404.deviantart.com/art/Helios-Animated-716580528" text:style-name="Internet_20_link" text:visited-style-name="Visited_20_Internet_20_Link"><text:span text:style-name="T1">https://rodrigues404.deviantart.com/art/Helios-Animated-716580528</text:span></text:a></text:p>
      <text:p text:style-name="P1"/>
      <text:p text:style-name="P1">Pomijając efekt animacji to tutaj bez większych problemów da się powiedzieć, że obie prace (Rys. 1, 2) są świetne. Nie tylko przedstawiają postać, jej dynamikę, ubiór i postawę, ale też i kompozycję, scenerię, która odzwierciedla ich charakter. Tutaj można przystanąć, pomyśleć co taka postać robi, z czego to wynika. Kolory są idealnie stonowane w obu pracach, prezentując adekwatną porę dnia oraz padające cienie. <text:s/></text:p>
      <text:p text:style-name="P1"/>
      <text:p text:style-name="P1">Odmienna sprawa tyczy się w pracach poniższych tego samego autora:</text:p>
      <text:p text:style-name="P1"/>
      <text:p text:style-name="P1">(Rys. 3) <text:a xlink:type="simple" xlink:href="https://rodrigues404.deviantart.com/art/Big-mares-don-t-cry-720057998" text:style-name="Internet_20_link" text:visited-style-name="Visited_20_Internet_20_Link"><text:span text:style-name="T1">https://rodrigues404.deviantart.com/art/Big-mares-don-t-cry-720057998</text:span></text:a></text:p>
      <text:p text:style-name="P1"/>
      <text:p text:style-name="P1">(Rys. 4) <text:a xlink:type="simple" xlink:href="https://rodrigues404.deviantart.com/art/Rarity-718923026" text:style-name="Internet_20_link" text:visited-style-name="Visited_20_Internet_20_Link"><text:span text:style-name="T1">https://rodrigues404.deviantart.com/art/Rarity-718923026</text:span></text:a></text:p>
      <text:p text:style-name="P1"/>
      <text:p text:style-name="P1">Wielu pewnie powie, że te prace (Rys. 3, 4) też są genialne, ale nie są. Jak już wyżej opisałem są one zawieszone w nicości. Można po mimice podejrzewać jakieś sytuacje, ale nie są sprecyzowane jak w pracach wcześniejszych od Rodrigues’a. Tutaj nie ma elementów, które mogłyby wskazać cel tych prac, a tym bardziej ich charakter. Porównajmy obie prace do jednej znalezionej w poście “Drawfriend Stuff”:</text:p>
      <text:p text:style-name="P1"/>
      <text:p text:style-name="P1">(Rys. 5) <text:a xlink:type="simple" xlink:href="https://spyrophantom.deviantart.com/art/Most-Beautifull-Mare-730577041" text:style-name="Internet_20_link" text:visited-style-name="Visited_20_Internet_20_Link"><text:span text:style-name="T1">https://spyrophantom.deviantart.com/art/Most-Beautifull-Mare-730577041</text:span></text:a></text:p>
      <text:p text:style-name="P1"><text:soft-page-break/></text:p>
      <text:p text:style-name="P1">Komuś może nie przypaść do gustu w jakim została praca wykonana (Rys. 5), ale jednak posiada elementy, których nie mają dwie ostatnie umieszczone prace (Rys. 3, 4). Tutaj wyobraźnia pozwala nam przypuszczać, nawet dając nam pewne wrażenia dlaczego Candence siedzi pod drzewem daleko od pałacu Kryształowego Królestwa. Można określić porę dnia, porę roku w jakim sytuacja się dzieje, rozgrywa. Koncept wraz z wykonaniem bije na głowę proste ostatnie umieszczone dwie prace Rodrigues’a. </text:p>
      <text:p text:style-name="P1"/>
      <text:p text:style-name="P1">Chciałbym jeszcze pokazać wam pracę artysty, który doskonale rozumie rolę sztuki, choć parę dobrych prac u niego zauważyłem. Mowa tutaj o Yakovlev-Vad, artyście, który nawet zawitał w 2016 roku na Middle Equestria Convention. Zobaczmy dwie przykładowe prace:</text:p>
      <text:p text:style-name="P1"/>
      <text:p text:style-name="P1">(Rys. 6) <text:a xlink:type="simple" xlink:href="https://yakovlev-vad.deviantart.com/art/Imperialism-524695294" text:style-name="Internet_20_link" text:visited-style-name="Visited_20_Internet_20_Link"><text:span text:style-name="T1">https://yakovlev-vad.deviantart.com/art/Imperialism-524695294</text:span></text:a></text:p>
      <text:p text:style-name="P1"/>
      <text:p text:style-name="P1">(Rys. 7) <text:a xlink:type="simple" xlink:href="https://yakovlev-vad.deviantart.com/art/Afternoon-nap-3-709215578" text:style-name="Internet_20_link" text:visited-style-name="Visited_20_Internet_20_Link"><text:span text:style-name="T1">https://yakovlev-vad.deviantart.com/art/Afternoon-nap-3-709215578</text:span></text:a></text:p>
      <text:p text:style-name="P1"/>
      <text:p text:style-name="P1"><text:s text:c="2"/></text:p>
      <text:p text:style-name="P1">Tak jak w poprzednich rozważaniach widać kunszt oraz oddanie sytuacji na obrazach (Rys. 6, 7). Każdy z elementów jest idealnie dopasowany oraz przemyślany przez autora. Tutaj niczego nie brakuje, dałoby się powiedzieć, że są to arcydzieła w naszej fandomowej społeczności, perły, których mamy niewiele w morzu twórczości fandomu MLP. Jednak również u niego można dostrzec dzieła dobre, które mają wielkie szanse na bycie doskonałymi (Rys. 8, 9):</text:p>
      <text:p text:style-name="P1"/>
      <text:p text:style-name="P1">(Rys. 8) <text:a xlink:type="simple" xlink:href="https://yakovlev-vad.deviantart.com/art/DayBreaker-724861608" text:style-name="Internet_20_link" text:visited-style-name="Visited_20_Internet_20_Link"><text:span text:style-name="T1">https://yakovlev-vad.deviantart.com/art/DayBreaker-724861608</text:span></text:a></text:p>
      <text:p text:style-name="P1"/>
      <text:p text:style-name="P1">(Rys. 9) <text:a xlink:type="simple" xlink:href="https://yakovlev-vad.deviantart.com/art/Caught-in-the-act-431956892" text:style-name="Internet_20_link" text:visited-style-name="Visited_20_Internet_20_Link"><text:span text:style-name="T1">https://yakovlev-vad.deviantart.com/art/Caught-in-the-act-431956892</text:span></text:a></text:p>
      <text:p text:style-name="P1"/>
      <text:p text:style-name="P1"/>
      <text:p text:style-name="P1">Przechodząc do zakończenia chciałbym abyście teraz zastanowili się na co zwykle zwracałem uwagę mówiąc o świetnej pracy. Jeśli powiedzieliście w myślach tło, to macie racje. Jednak to stwierdzenie jest prawdziwe z jeszcze jednego powodu. Pierwsze prace w prehistorycznych czasach były na podstawie natury. Choć były to wyłącznie malowidła naskalne to artyści parę tysięcy, setki tysięcy lat temu chcieli odwzorować swoje otoczenie jak najlepiej mimo swojego braku umiejętności czy braku posiadania ołówka czy tabletu graficznego. Nic więc dziwnego, że wielu artystów ceni pracę bogate, ale nie tylko w szczegóły postaci, ale także i w tło, które przedstawia i usytuowuje nasze postacie w świecie. “Mona Lisa” (Rys. 10) mogłaby nie być aż tak atrakcyjnym portretem, gdyby nie dodatkowy pejzaż za nią. Michał Anioł nie uzyskałby takiej sfery sacrum oraz wyniesienia gdyby nie dobry dobór kolorów oraz otoczenia (Rys. 11). “Gwiaździsta Noc” Van Gogha nie byłaby tak piękna bez tak dobranego i z pomysłem wykonanego nieboskłonu nieba i widoku na miasto (Rys. 12).</text:p>
      <text:p text:style-name="P1"/>
      <text:p text:style-name="P1">(Rys.12) <text:a xlink:type="simple" xlink:href="https://upload.wikimedia.org/wikipedia/commons/thumb/e/ec/Mona_Lisa%2C_by_Leonardo_da_Vinci%2C_from_C2RMF_retouched.jpg/1200px-Mona_Lisa%2C_by_Leonardo_da_Vinci%2C_from_C2RMF_retouched.jpg" text:style-name="Internet_20_link" text:visited-style-name="Visited_20_Internet_20_Link"><text:span text:style-name="T1">https://upload.wikimedia.org/wikipedia/commons/thumb/e/ec/Mona_Lisa%2C_by_Leonardo_da_Vinci%2C_from_C2RMF_retouched.jpg/1200px-Mona_Lisa%2C_by_Leonardo_da_Vinci%2C_from_C2RMF_retouched.jpg</text:span></text:a></text:p>
      <text:p text:style-name="P1"/>
      <text:p text:style-name="P1">(Rys. 13)</text:p>
      <text:p text:style-name="P1"><text:a xlink:type="simple" xlink:href="http://print-o-rama.pl/1058/pr01089-stworzenie-adama-duzy-obraz-reprodukcja.jpg" text:style-name="Internet_20_link" text:visited-style-name="Visited_20_Internet_20_Link"><text:span text:style-name="T1">http://print-o-rama.pl/1058/pr01089-stworzenie-adama-duzy-obraz-reprodukcja.jpg</text:span></text:a></text:p>
      <text:p text:style-name="P1"/>
      <text:p text:style-name="P1">(Rys. 14)</text:p>
      <text:p text:style-name="P1"><text:a xlink:type="simple" xlink:href="https://upload.wikimedia.org/wikipedia/commons/thumb/e/ea/Van_Gogh_-_Starry_Night_-_Google_Art_Project.jpg/1280px-Van_Gogh_-_Starry_Night_-_Google_Art_Project.jpg" text:style-name="Internet_20_link" text:visited-style-name="Visited_20_Internet_20_Link"><text:span text:style-name="T1">https://upload.wikimedia.org/wikipedia/commons/thumb/e/ea/Van_Gogh_-_Starry_Night_-_Google_Art_Project.jpg/1280px-Van_Gogh_-_Starry_Night_-_Google_Art_Project.jpg</text:span></text:a></text:p>
      <text:p text:style-name="P1"><text:soft-page-break/></text:p>
      <text:p text:style-name="P1">Co akurat jest na Derpiboor? Wiele pięknie wykonanych postaci umiejscowionych w pustce. I są to prace dobre, nie twierdzę, że złe, tutaj należy to podkreślić. Każda z wymienionych “dobrych” prac ma atuty, które można wykorzystać i stworzyć pracę świetną. Wielu jednak u nas artystów robi wyłącznie postać, z dobrym cieniowaniem, która służy wyłącznie przyciągnięciu uwagi. Można dodać jeszcze sugestywne elementy i rzekoma “atrakcyjność” pracy wzrasta. Na taką pracę wytrawny znawca sztuki nawet nie spojrzy, bo nie ma na niej wiele do pokazania jak i przekazania.</text:p>
      <text:p text:style-name="P1"/>
      <text:p text:style-name="P1">Trzeba też zwrócić uwagę na to jak dana osoba tworzy, gdyż osoba, która na co dzień zajmuje się tworzeniem minimalistycznych ilustracji, w sposób wektorowy powinna być nieco inaczej potraktowana. Taki przypadek dotyczy np. SambaNeko, którą może pewne osoby kojarzą. </text:p>
      <text:p text:style-name="P1"/>
      <text:p text:style-name="P1">Kończąc obecny wywód, chciałbym wielu z was uspokoić. Jesteśmy środowiskiem internetowym, gdzie nie spotkacie raczej typowego historyka sztuki, który zacznie krytykować wasze prace w sposób taki, w którym dostalibyście doła na miesiąc. Krytyka jest podstawą, a świetna praca nie powstanie od zaraz. Nie oznacza też, że narysuje postać i byle jakie tło i mam doskonałą pracę. Trzeba znaleźć swoją kreskę oraz styl, który będzie się wyróżniał, a co najważniejsze narysowane i przedstawione przez was elementy będą takie jakie widz będzie kojarzył, tzn. że jak narysujesz drzewo, to widz ma to odczytać jako drzewo, w symbolikę i metafory nie warto się bawić w obecnych czasach jak i w fandomie kucykowym. Dobra praca jest pracą dobrą i jest to wyznacznik drogi dla tych co chcą tworzyć coraz to lepsze dzieła. I tym pozytywnym akcentem zakończmy temat o manifestacji sztuki w naszym fandomie. Powodzenia w tworzeniu.</text:p>
      <text:p text:style-name="P1"/>
      <text:p text:style-name="P1">~The Silver Cheese <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1" meta:word-count="1143" meta:character-count="8410" meta:non-whitespace-character-count="7278"/>
    <meta:generator>LibreOfficeDev/5.1.0.3$Linux_X86_64 LibreOffice_project/</meta:generator>
  </office:meta>
</office:document-meta>
</file>